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ificationCollectorImplTest.should_collect_multiple_verification_failur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VerificationCollectorImplTest.should_collect_verification_failu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VerificationCollectorImplTest.should_only_collect_failures_ignore_successful_verifi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erificationCollectorImplTest.should_not_throw_any_exceptions_when_verifications_are_successfu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erificationCollectorImplTest.assertExactlyOneFailure( VerificationCollector collec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erificationCollectorRuleInner.should_not_f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erificationCollectorImplTest.should_continue_collecting_after_failing_verif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erificationCollectorRuleInner.should_f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erificationCollectorRuleInner.should_fail_with_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erificationCollectorImplTest.should_collect_matching_error_from_non_matching_argum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VerificationCollectorImplTest.should_invoke_collector_rule_after_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